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300000247BFA90E3A7BBE78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01e2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1.789cm" svg:y="2.104cm" svg:width="20.563cm" svg:height="11.673cm" draw:z-index="0"><draw:image xlink:href="Pictures/100002010000040300000247BFA90E3A7BBE78C0.png" xlink:type="simple" xlink:show="embed" xlink:actuate="onLoad" loext:mime-type="image/png"/></draw:frame>exam partie 2 sql Q<text:span text:style-name="T1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0:42:02.439059505</meta:creation-date>
    <dc:date>2020-02-18T21:53:13.552567109</dc:date>
    <meta:editing-duration>PT1M1S</meta:editing-duration>
    <meta:editing-cycles>1</meta:editing-cycles>
    <meta:document-statistic meta:table-count="0" meta:image-count="1" meta:object-count="0" meta:page-count="1" meta:paragraph-count="1" meta:word-count="5" meta:character-count="20" meta:non-whitespace-character-count="16"/>
    <meta:generator>LibreOffice/6.0.7.3$Linux_X86_64 LibreOffice_project/00m0$Build-3</meta:generator>
  </office:meta>
</office:document-meta>
</file>